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78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16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0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0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0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27c50" officeooo:paragraph-rsid="00127c50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7c50" officeooo:paragraph-rsid="00127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7c50" officeooo:paragraph-rsid="00127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c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:<text:line-break/>tema_subtema – tema/subtema dari modul aja - </text:p>
      <text:p text:style-name="P1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a Variable</text:p>
          </table:table-cell>
          <table:table-cell table:style-name="Table1.B1" office:value-type="string">
            <text:p text:style-name="P4">Deskripsi</text:p>
          </table:table-cell>
          <table:table-cell table:style-name="Table1.A1" office:value-type="string">
            <text:p text:style-name="P4">Contoh/Default Value</text:p>
          </table:table-cell>
        </table:table-row>
        <table:table-row>
          <table:table-cell table:style-name="Table1.A2" office:value-type="string">
            <text:p text:style-name="P3">tema<text:span text:style-name="T1">S</text:span>ubtema</text:p>
          </table:table-cell>
          <table:table-cell table:style-name="Table1.B2" office:value-type="string">
            <text:p text:style-name="P3">Tema/Subtema dari modul ajar</text:p>
          </table:table-cell>
          <table:table-cell table:style-name="Table1.C2" office:value-type="string">
            <text:p text:style-name="P3">“<text:span text:style-name="T1">Identitas / Diriku</text:span>”</text:p>
          </table:table-cell>
        </table:table-row>
        <table:table-row>
          <table:table-cell table:style-name="Table1.A3" office:value-type="string">
            <text:p text:style-name="P3"><text:span text:style-name="T1">s</text:span>emester</text:p>
          </table:table-cell>
          <table:table-cell table:style-name="Table1.B3" office:value-type="string">
            <text:p text:style-name="P3">Semester saat ini</text:p>
          </table:table-cell>
          <table:table-cell table:style-name="Table1.C3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minggu<text:span text:style-name="T1">K</text:span>e</text:p>
          </table:table-cell>
          <table:table-cell table:style-name="Table1.B4" office:value-type="string">
            <text:p text:style-name="P3">Minggu pembelajaran yang dibuat</text:p>
          </table:table-cell>
          <table:table-cell table:style-name="Table1.C4" office:value-type="float" office:value="1">
            <text:p text:style-name="P3">1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4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0" office:value-type="string">
            <text:p text:style-name="P2"/>
          </table:table-cell>
          <table:table-cell table:style-name="Table1.B20">
            <text:p text:style-name="P2"/>
          </table:table-cell>
          <table:table-cell table:style-name="Table1.C20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11:05:05.993844015</meta:creation-date>
    <dc:date>2026-04-18T11:22:50.487034933</dc:date>
    <meta:editing-duration>PT7M33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13" meta:word-count="31" meta:character-count="217" meta:non-whitespace-character-count="197"/>
  </office:meta>
</office:document-meta>
</file>